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9" table:default-cell-style-name="ce10"/>
        <table:table-column table:style-name="co15" table:default-cell-style-name="ce10"/>
        <table:table-column table:style-name="co20" table:default-cell-style-name="ce10"/>
        <table:table-column table:style-name="co12" table:default-cell-style-name="ce10"/>
        <table:table-column table:style-name="co21" table:default-cell-style-name="ce10"/>
        <table:table-column table:style-name="co2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5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19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4"/>
        </table:table-row>
        <table:table-row table:style-name="ro1" table:number-rows-repeated="1048529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 style:data-style-name="N2" text:time-value="01:42:25.9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8T01:45:33.996000000</dc:date>
    <meta:editing-duration>P2DT14H3M47S</meta:editing-duration>
    <meta:editing-cycles>1006</meta:editing-cycles>
    <meta:document-statistic meta:table-count="2" meta:cell-count="3461" meta:object-count="0"/>
    <meta:user-defined meta:name="qrichtext">1</meta:user-defined>
  </office:meta>
</office:document-meta>
</file>